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re_20_paragraphe">
      <style:text-properties officeooo:paragraph-rsid="00033f36" style:font-name-complex="Calibri"/>
    </style:style>
    <style:style style:name="P2" style:family="paragraph" style:parent-style-name="Titre_20_paragraphe" style:list-style-name="">
      <style:paragraph-properties fo:margin-left="0cm" fo:margin-right="0cm" fo:text-indent="0cm" style:auto-text-indent="false"/>
      <style:text-properties officeooo:paragraph-rsid="0007c8a4"/>
    </style:style>
    <style:style style:name="P3" style:family="paragraph" style:parent-style-name="Title" style:list-style-name="L1">
      <style:text-properties officeooo:paragraph-rsid="00033f36"/>
    </style:style>
    <style:style style:name="P4" style:family="paragraph" style:parent-style-name="Title" style:list-style-name="L11">
      <style:paragraph-properties fo:text-align="start" style:justify-single-word="false"/>
      <style:text-properties officeooo:paragraph-rsid="0007c8a4"/>
    </style:style>
    <style:style style:name="P5" style:family="paragraph" style:parent-style-name="Title">
      <style:paragraph-properties fo:text-align="start" style:justify-single-word="false"/>
      <style:text-properties officeooo:paragraph-rsid="0007c8a4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ous-parties">
      <style:text-properties officeooo:paragraph-rsid="00033f36"/>
    </style:style>
    <style:style style:name="P8" style:family="paragraph" style:parent-style-name="Contents_20_2">
      <style:text-properties officeooo:paragraph-rsid="00033f36"/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fo:font-size="3pt" officeooo:paragraph-rsid="00033f36" style:font-size-asian="2.59999990463257pt" style:font-size-complex="3pt"/>
    </style:style>
    <style:style style:name="P11" style:family="paragraph" style:parent-style-name="Standard">
      <style:paragraph-properties fo:text-align="center" style:justify-single-word="false"/>
      <style:text-properties fo:font-size="26pt" officeooo:paragraph-rsid="00033f36" style:font-size-asian="26pt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paragraph-rsid="00033f36" style:font-size-asian="26pt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paragraph-rsid="00055d0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15da0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8pt" officeooo:paragraph-rsid="00033f36" style:font-size-asian="8pt" style:font-size-complex="8pt"/>
    </style:style>
    <style:style style:name="P17" style:family="paragraph" style:parent-style-name="Standard">
      <style:paragraph-properties fo:break-before="page"/>
      <style:text-properties officeooo:paragraph-rsid="00033f36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26pt" officeooo:paragraph-rsid="00033f36" style:font-size-asian="26pt"/>
    </style:style>
    <style:style style:name="P19" style:family="paragraph" style:parent-style-name="No_20_Spacing">
      <style:paragraph-properties fo:text-align="justify" style:justify-single-word="false"/>
      <style:text-properties officeooo:paragraph-rsid="001324f6"/>
    </style:style>
    <style:style style:name="P20" style:family="paragraph" style:parent-style-name="No_20_Spacing">
      <style:paragraph-properties fo:text-align="justify" style:justify-single-word="false"/>
      <style:text-properties fo:font-size="12pt" officeooo:paragraph-rsid="001324f6" style:font-size-asian="12pt" style:font-size-complex="12pt"/>
    </style:style>
    <style:style style:name="P21" style:family="paragraph" style:parent-style-name="Contents_20_3">
      <style:paragraph-properties>
        <style:tab-stops>
          <style:tab-stop style:position="16.224cm" style:type="right" style:leader-style="dotted" style:leader-text="."/>
        </style:tab-stops>
      </style:paragraph-properties>
    </style:style>
    <style:style style:name="P22" style:family="paragraph" style:parent-style-name="Paragraphe_20_de_20_liste" style:list-style-name="WW8Num7">
      <style:text-properties fo:font-size="12pt" officeooo:rsid="0017cd51" officeooo:paragraph-rsid="00033f36" style:font-size-asian="12pt" style:font-size-complex="12pt"/>
    </style:style>
    <style:style style:name="P23" style:family="paragraph" style:parent-style-name="Paragraphe_20_de_20_liste" style:list-style-name="WW8Num7">
      <style:text-properties fo:font-size="12pt" officeooo:rsid="0017cd51" officeooo:paragraph-rsid="0014aec0" style:font-size-asian="12pt" style:font-size-complex="12pt"/>
    </style:style>
    <style:style style:name="P24" style:family="paragraph" style:parent-style-name="Paragraphe_20_de_20_liste" style:list-style-name="WW8Num8">
      <style:paragraph-properties fo:text-align="justify" style:justify-single-word="false"/>
      <style:text-properties fo:font-size="12pt" officeooo:rsid="0017cd51" officeooo:paragraph-rsid="00033f36" style:font-size-asian="12pt" style:font-size-complex="12pt"/>
    </style:style>
    <style:style style:name="P25" style:family="paragraph" style:parent-style-name="Paragraphe_20_de_20_liste" style:list-style-name="WW8Num2">
      <style:text-properties fo:font-size="12pt" officeooo:rsid="0019053a" officeooo:paragraph-rsid="00033f36" style:font-size-asian="12pt" style:font-size-complex="12pt"/>
    </style:style>
    <style:style style:name="P26" style:family="paragraph" style:parent-style-name="Paragraphe_20_de_20_liste" style:list-style-name="WW8Num6">
      <style:text-properties fo:font-size="12pt" officeooo:rsid="0019053a" officeooo:paragraph-rsid="00033f36" style:font-size-asian="12pt" style:font-size-complex="12pt"/>
    </style:style>
    <style:style style:name="P27" style:family="paragraph" style:parent-style-name="Paragraphe_20_de_20_liste" style:list-style-name="WW8Num6">
      <style:text-properties fo:font-size="12pt" officeooo:rsid="0019e17f" officeooo:paragraph-rsid="00033f36" style:font-size-asian="12pt" style:font-size-complex="12pt"/>
    </style:style>
    <style:style style:name="P28" style:family="paragraph" style:parent-style-name="Paragraphe_20_de_20_liste">
      <style:text-properties fo:font-size="12pt" officeooo:paragraph-rsid="00033f36" style:font-size-asian="12pt" style:font-size-complex="12pt"/>
    </style:style>
    <style:style style:name="P29" style:family="paragraph" style:parent-style-name="Paragraphe_20_de_20_liste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30" style:family="paragraph" style:parent-style-name="Paragraphe_20_de_20_liste">
      <style:text-properties fo:font-size="8pt" officeooo:paragraph-rsid="00033f36" style:font-size-asian="8pt" style:font-size-complex="8pt"/>
    </style:style>
    <style:style style:name="P31" style:family="paragraph" style:parent-style-name="Paragraphe_20_de_20_liste" style:list-style-name="WW8Num2">
      <style:paragraph-properties fo:margin-left="0cm" fo:margin-right="0cm" fo:text-indent="0cm" style:auto-text-indent="false"/>
      <style:text-properties fo:font-size="12pt" officeooo:rsid="0019053a" officeooo:paragraph-rsid="00033f36" style:font-size-asian="12pt" style:font-size-complex="12pt"/>
    </style:style>
    <style:style style:name="P32" style:family="paragraph" style:parent-style-name="Paragraphe_20_de_20_liste">
      <style:paragraph-properties fo:margin-left="0cm" fo:margin-right="0cm" fo:text-indent="0cm" style:auto-text-indent="false"/>
      <style:text-properties fo:font-size="12pt" officeooo:paragraph-rsid="00033f36" style:font-size-asian="12pt" style:font-size-complex="12pt"/>
    </style:style>
    <style:style style:name="P33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34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fo:font-size="12pt" officeooo:paragraph-rsid="001324f6" fo:background-color="#ffff00" style:font-size-asian="12pt" style:font-size-complex="12pt"/>
    </style:style>
    <style:style style:name="P35" style:family="paragraph" style:parent-style-name="Paragraphe_20_de_20_liste">
      <style:paragraph-properties fo:margin-left="0cm" fo:margin-right="0cm" fo:text-indent="0cm" style:auto-text-indent="false"/>
      <style:text-properties fo:font-size="8pt" officeooo:paragraph-rsid="00033f36" style:font-size-asian="8pt" style:font-size-complex="8pt"/>
    </style:style>
    <style:style style:name="P36" style:family="paragraph" style:parent-style-name="Paragraphe_20_de_20_liste">
      <style:paragraph-properties fo:margin-left="0cm" fo:margin-right="0cm" fo:margin-top="0cm" fo:margin-bottom="0.212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37" style:family="paragraph" style:parent-style-name="Paragraphe_20_de_20_liste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T1" style:family="text">
      <style:text-properties officeooo:rsid="0017cd51"/>
    </style:style>
    <style:style style:name="T2" style:family="text">
      <style:text-properties fo:font-size="18pt" style:font-size-asian="18pt"/>
    </style:style>
    <style:style style:name="T3" style:family="text">
      <style:text-properties style:font-name-complex="Calibri"/>
    </style:style>
    <style:style style:name="T4" style:family="text">
      <style:text-properties officeooo:rsid="0007c8a4" style:font-name-complex="Calibri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b7de0"/>
    </style:style>
    <style:style style:name="T7" style:family="text">
      <style:text-properties officeooo:rsid="0019b01c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3c24a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officeooo:rsid="00039dcf"/>
    </style:style>
    <style:style style:name="T13" style:family="text">
      <style:text-properties officeooo:rsid="00055d09"/>
    </style:style>
    <style:style style:name="T14" style:family="text">
      <style:text-properties officeooo:rsid="0007560d"/>
    </style:style>
    <style:style style:name="T15" style:family="text">
      <style:text-properties officeooo:rsid="0007c8a4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14aec0"/>
    </style:style>
    <style:style style:name="T18" style:family="text">
      <style:text-properties officeooo:rsid="0015da0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8cm" fo:text-indent="-0.635cm" fo:margin-left="8.37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1">CAHIER DES CHARGES</text:p>
      <text:p text:style-name="P11"/>
      <text:p text:style-name="P11"/>
      <text:p text:style-name="P11"/>
      <text:p text:style-name="P12">APPLICATION <text:span text:style-name="T1">PICK ME UP</text:span></text:p>
      <text:p text:style-name="P11">________________________</text:p>
      <text:p text:style-name="P11"/>
      <text:p text:style-name="P11">Version 1.0</text:p>
      <text:p text:style-name="P17"/>
      <text:p text:style-name="P8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_Toc431279685" text:style-name="Index_20_Link" text:visited-style-name="Index_20_Link">I.Contexte du projet<text:tab/>3</text:a></text:p>
          <text:p text:style-name="P21"><text:a xlink:type="simple" xlink:href="#__RefHeading___Toc18514_1236424162" text:style-name="Index_20_Link" text:visited-style-name="Index_20_Link">1) Mise en situation<text:tab/>3</text:a></text:p>
          <text:p text:style-name="P21"><text:a xlink:type="simple" xlink:href="#__RefHeading___Toc18516_1236424162" text:style-name="Index_20_Link" text:visited-style-name="Index_20_Link">2)Acteurs du projet<text:tab/>3</text:a></text:p>
          <text:p text:style-name="P9"><text:a xlink:type="simple" xlink:href="#__RefHeading___Toc18518_1236424162" text:style-name="Index_20_Link" text:visited-style-name="Index_20_Link">II.Caractéristiques fonctionnelles du futur système<text:tab/>3</text:a></text:p>
          <text:p text:style-name="P21"><text:a xlink:type="simple" xlink:href="#__RefHeading___Toc431279690" text:style-name="Index_20_Link" text:visited-style-name="Index_20_Link">1) Fonctions à remplir<text:tab/>3</text:a></text:p>
          <text:p text:style-name="P21"><text:a xlink:type="simple" xlink:href="#__RefHeading___Toc18520_1236424162" text:style-name="Index_20_Link" text:visited-style-name="Index_20_Link">2)Données à prendre en compte<text:tab/>4</text:a></text:p>
          <text:p text:style-name="P9"><text:a xlink:type="simple" xlink:href="#__RefHeading___Toc431279694" text:style-name="Index_20_Link" text:visited-style-name="Index_20_Link">III.Caractéristiques non fonctionnelles du futur système<text:tab/>4</text:a></text:p>
          <text:p text:style-name="P21"><text:a xlink:type="simple" xlink:href="#__RefHeading___Toc18522_1236424162" text:style-name="Index_20_Link" text:visited-style-name="Index_20_Link">1) Interface Homme-Machine<text:tab/>4</text:a></text:p>
          <text:p text:style-name="P21"><text:a xlink:type="simple" xlink:href="#__RefHeading___Toc18524_1236424162" text:style-name="Index_20_Link" text:visited-style-name="Index_20_Link">2)Contraintes d’exploitation<text:tab/>4</text:a></text:p>
          <text:p text:style-name="P21"><text:a xlink:type="simple" xlink:href="#__RefHeading___Toc18526_1236424162" text:style-name="Index_20_Link" text:visited-style-name="Index_20_Link">3)Contraintes d’organisation<text:tab/>4</text:a></text:p>
          <text:p text:style-name="P21"><text:a xlink:type="simple" xlink:href="#__RefHeading___Toc18528_1236424162" text:style-name="Index_20_Link" text:visited-style-name="Index_20_Link">4)Délais de réalisation<text:tab/>4</text:a></text:p>
          <text:p text:style-name="P9"><text:a xlink:type="simple" xlink:href="#__RefHeading___Toc431279699" text:style-name="Index_20_Link" text:visited-style-name="Index_20_Link">IV.Installation et livraison<text:tab/>4</text:a></text:p>
          <text:p text:style-name="P9"><text:a xlink:type="simple" xlink:href="#__RefHeading___Toc431279700" text:style-name="Index_20_Link" text:visited-style-name="Index_20_Link">V.Gains tangibles attendus par la réalisation du projet<text:tab/>4</text:a></text:p>
        </text:index-body>
      </text:table-of-content>
      <text:p text:style-name="P8"/>
      <text:h text:style-name="P6" text:outline-level="2"><text:bookmark-start text:name="__RefHeading___Toc431279685"/>Contexte<text:span text:style-name="T2"> </text:span>du projet<text:bookmark-end text:name="__RefHeading___Toc431279685"/></text:h>
      <text:h text:style-name="Heading_20_3" text:outline-level="3"><text:bookmark-start text:name="__RefHeading___Toc18514_1236424162"/><text:span text:style-name="T3"><text:s/></text:span><text:bookmark-start text:name="__RefHeading___Toc431279686"/>Mise en situation<text:bookmark-end text:name="__RefHeading___Toc18514_1236424162"/><text:bookmark-end text:name="__RefHeading___Toc431279686"/></text:h>
      <text:p text:style-name="P19"><text:tab/><text:span text:style-name="T9">L’application mobile (</text:span><text:span text:style-name="T10">qui sera </text:span><text:span text:style-name="T9">sur App Store et Google Play) </text:span><text:span text:style-name="T11">met en relation</text:span><text:span text:style-name="T9"> une communauté d’utilisateurs se rendant sur les mêmes lieux de travail pour leur proposer de covoiturer. </text:span><text:span text:style-name="T11">La gestion des trajets </text:span><text:span text:style-name="T9">tient instantanément compte de la </text:span><text:span text:style-name="T11">flexibilité</text:span><text:span text:style-name="T9"> et des modifications d’horaires. Les frais de déplacement sont calculés automatiquement (voiture connectée).</text:span></text:p>
      <text:p text:style-name="P20"><text:span text:style-name="T16">L’organisation des équipes</text:span> anticipe de façon ludique le nombre de places libres dans les véhicules en proposant plusieurs trajets à partager et en <text:span text:style-name="T16">récompensant les conducteurs</text:span> qui acceptent de faire des détours.</text:p>
      <text:p text:style-name="P34"/>
      <text:h text:style-name="Heading_20_3" text:outline-level="3"><text:bookmark-start text:name="__RefHeading___Toc431279687"/><text:bookmark-start text:name="__RefHeading___Toc18516_1236424162"/>Acteurs du projet<text:bookmark-end text:name="__RefHeading___Toc431279687"/><text:bookmark-end text:name="__RefHeading___Toc18516_1236424162"/></text:h>
      <text:p text:style-name="P36"><text:tab/>Le projet a été présenté par <text:span text:style-name="T1">M. Kaposi à Tourrilhes Géraud, Bourse Dylan</text:span>.</text:p>
      <text:p text:style-name="P37"/>
      <text:p text:style-name="P32"><text:span text:style-name="T1">L’application</text:span> implique dans son utilisation <text:span text:style-name="T1">deux</text:span> types d’utilisateurs :</text:p>
      <text:list xml:id="list8479331386740313385" text:style-name="WW8Num7">
        <text:list-item>
          <text:p text:style-name="P22"><text:span text:style-name="T17">ceux</text:span> utilisant Android</text:p>
        </text:list-item>
        <text:list-item>
          <text:p text:style-name="P23"><text:span text:style-name="T17">ceux</text:span> utilisant IOS</text:p>
        </text:list-item>
      </text:list>
      <text:p text:style-name="P28"/>
      <text:p text:style-name="P32">Afin d’élaborer le projet, les personnes ressources suivantes ont été proposées :</text:p>
      <text:list xml:id="list141605290424069" text:continue-numbering="true" text:style-name="WW8Num7">
        <text:list-item>
          <text:p text:style-name="P22">M. <text:span text:style-name="T5">lalala</text:span> responsables des nouvelles technologies.</text:p>
        </text:list-item>
      </text:list>
      <text:list xml:id="list3497998710334118226" text:style-name="L11">
        <text:list-header>
          <text:p text:style-name="P4"/>
        </text:list-header>
      </text:list>
      <text:p text:style-name="P5"/>
      <text:h text:style-name="Heading_20_2" text:outline-level="2"><text:bookmark-start text:name="__RefHeading___Toc18518_1236424162"/>Caractéristiques fonctionnelles du futur système<text:bookmark-end text:name="__RefHeading___Toc18518_1236424162"/></text:h>
      <text:h text:style-name="Heading_20_3" text:outline-level="3"><text:bookmark-start text:name="__RefHeading___Toc431279690"/><text:span text:style-name="T15"><text:s/></text:span>Fonctions à remplir <text:bookmark-end text:name="__RefHeading___Toc431279690"/></text:h>
      <text:list xml:id="list3981596897841994090" text:style-name="WW8Num1">
        <text:list-item>
          <text:p text:style-name="P7"><text:bookmark-start text:name="__RefHeading___Toc431279691"/>Première version de l’application<text:bookmark-end text:name="__RefHeading___Toc431279691"/></text:p>
        </text:list-item>
      </text:list>
      <text:list xml:id="list7867581907028581765" text:style-name="WW8Num8">
        <text:list-item>
          <text:p text:style-name="P24">Saisie des informations de l’utilisateur pour son inscription.</text:p>
        </text:list-item>
        <text:list-item>
          <text:p text:style-name="P24">Authentification des utilisateurs.</text:p>
        </text:list-item>
        <text:list-item>
          <text:p text:style-name="P24">Calcule du trajet.</text:p>
        </text:list-item>
        <text:list-item>
          <text:p text:style-name="P24">Permettre aux utilisateurs de se proposer comme conducteur / passager</text:p>
        </text:list-item>
        <text:list-item>
          <text:p text:style-name="P24">validation des deux c<text:span text:style-name="T18">ô</text:span>t<text:span text:style-name="T18">é</text:span>s pour valider le trajet</text:p>
        </text:list-item>
      </text:list>
      <text:p text:style-name="P29"/>
      <text:p text:style-name="P30"/>
      <text:list xml:id="list141605858478445" text:continue-list="list3981596897841994090" text:style-name="WW8Num1">
        <text:list-item>
          <text:p text:style-name="P7"><text:bookmark-start text:name="__RefHeading___Toc431279692"/>Version future de l’application<text:bookmark-end text:name="__RefHeading___Toc431279692"/></text:p>
        </text:list-item>
      </text:list>
      <text:list xml:id="list1881536898427947642" text:style-name="WW8Num2">
        <text:list-item>
          <text:p text:style-name="P25">calcule coût du trajet par passager<text:span text:style-name="T18">s</text:span></text:p>
        </text:list-item>
        <text:list-item>
          <text:p text:style-name="P25">calcule économie total <text:span text:style-name="T12">co2 et argent</text:span></text:p>
        </text:list-item>
        <text:list-item>
          <text:p text:style-name="P25">points de fidélisation pour le conducteur</text:p>
        </text:list-item>
        <text:list-item>
          <text:p text:style-name="P25">le <text:span text:style-name="T18">système</text:span> de payement</text:p>
        </text:list-item>
        <text:list-item>
          <text:p text:style-name="P25">planning</text:p>
        </text:list-item>
        <text:list-item>
          <text:p text:style-name="P25">calcule heure de <text:span text:style-name="T18">départ</text:span> pour chaque passager et conducteur pour arriver a une heure <text:span text:style-name="T18">précise</text:span></text:p>
          <text:p text:style-name="P31"/>
        </text:list-item>
      </text:list>
      <text:p text:style-name="P2"><text:bookmark-start text:name="__RefHeading___Toc431279693"/><text:bookmark-end text:name="__RefHeading___Toc431279693"/></text:p>
      <text:h text:style-name="Heading_20_3" text:outline-level="3"><text:bookmark-start text:name="__RefHeading___Toc18520_1236424162"/><text:soft-page-break/>Données à prendre en compte<text:bookmark-end text:name="__RefHeading___Toc18520_1236424162"/></text:h>
      <text:list xml:id="list4942452149181362965" text:style-name="WW8Num6">
        <text:list-item>
          <text:p text:style-name="P26">les utilisateurs (login, mdp, @mail, nom, prenom, numero de tel*, adresse, adresse lieu de travail, #planning, voitureDispo, nbPlace, nb Points De Fidelite, <text:span text:style-name="T12">nb km detours max, nb co2, nb km</text:span>).</text:p>
        </text:list-item>
        <text:list-item>
          <text:p text:style-name="P27">Argent du<text:span text:style-name="T6">(#uti_donne, #uti_recoit, nb argent)</text:span></text:p>
        </text:list-item>
        <text:list-item>
          <text:p text:style-name="P26">planning(<text:span text:style-name="T12">#id, </text:span>#periode).</text:p>
        </text:list-item>
        <text:list-item>
          <text:p text:style-name="P26">periode(horaire <text:span text:style-name="T7">d</text:span>eb, horaire <text:span text:style-name="T7">f</text:span>in, date<text:span text:style-name="T7"> d</text:span>eb, date <text:span text:style-name="T7">f</text:span>in).</text:p>
        </text:list-item>
        <text:list-item>
          <text:p text:style-name="P26">trajets(#conducteur, #passager, date <text:span text:style-name="T7">d</text:span>e<text:span text:style-name="T7">part</text:span>, date <text:span text:style-name="T7">arriver</text:span>, <text:span text:style-name="T7">nb kilometre en plus, </text:span>nb <text:span text:style-name="T7">p</text:span>assager <text:span text:style-name="T7">a</text:span>ccepter, <text:span text:style-name="T7">nb argent(nouveau trajet - trajet init)).</text:span></text:p>
        </text:list-item>
        <text:list-item>
          <text:p text:style-name="P26">passager(#trajet, #uti, <text:span text:style-name="T7">nb argent economiser, nb co2 economiser, conducteur accepte, passager accepte</text:span>).</text:p>
        </text:list-item>
      </text:list>
      <text:list xml:id="list7423261407712373786" text:style-name="L1">
        <text:list-header>
          <text:p text:style-name="P3"/>
        </text:list-header>
      </text:list>
      <text:h text:style-name="Heading_20_2" text:outline-level="2"><text:bookmark-start text:name="__RefHeading___Toc431279694"/>Caractéristiques non fonctionnelles du futur système<text:bookmark-end text:name="__RefHeading___Toc431279694"/></text:h>
      <text:list xml:id="list3793545517842826777" text:style-name="WW8Num5">
        <text:list-item>
          <text:list>
            <text:list-header>
              <text:p text:style-name="P1"/>
            </text:list-header>
          </text:list>
        </text:list-item>
      </text:list>
      <text:h text:style-name="Heading_20_3" text:outline-level="3"><text:bookmark-start text:name="__RefHeading___Toc18522_1236424162"/><text:span text:style-name="T4"><text:s/></text:span><text:bookmark-start text:name="__RefHeading___Toc431279695"/>Interface Homme-Machine<text:bookmark-end text:name="__RefHeading___Toc18522_1236424162"/><text:bookmark-end text:name="__RefHeading___Toc431279695"/></text:h>
      <text:p text:style-name="P13"><text:tab/>Aucune contrainte n’a été formulée pour la forme. </text:p>
      <text:p text:style-name="P16"/>
      <text:h text:style-name="Heading_20_3" text:outline-level="3"><text:bookmark-start text:name="__RefHeading___Toc431279696"/><text:bookmark-start text:name="__RefHeading___Toc18524_1236424162"/>Contraintes d’exploitation<text:bookmark-end text:name="__RefHeading___Toc431279696"/><text:bookmark-end text:name="__RefHeading___Toc18524_1236424162"/></text:h>
      <text:p text:style-name="P15"><text:tab/>L’application devra être <text:span text:style-name="T18">disponible</text:span> sur <text:span text:style-name="T13">Android mais aussi si possibles sur IOS.</text:span> </text:p>
      <text:p text:style-name="P16"/>
      <text:h text:style-name="Heading_20_3" text:outline-level="3"><text:bookmark-start text:name="__RefHeading___Toc431279697"/><text:bookmark-start text:name="__RefHeading___Toc18526_1236424162"/>Contraintes d’organisation<text:bookmark-end text:name="__RefHeading___Toc431279697"/><text:bookmark-end text:name="__RefHeading___Toc18526_1236424162"/></text:h>
      <text:p text:style-name="P14"><text:tab/>Aucune contrainte n’a été formulée pour l’<text:span text:style-name="T13">organisation</text:span>. </text:p>
      <text:p text:style-name="P16"/>
      <text:h text:style-name="Heading_20_3" text:outline-level="3"><text:bookmark-start text:name="__RefHeading___Toc431279698"/><text:bookmark-start text:name="__RefHeading___Toc18528_1236424162"/>Délais de réalisation<text:bookmark-end text:name="__RefHeading___Toc431279698"/><text:bookmark-end text:name="__RefHeading___Toc18528_1236424162"/></text:h>
      <text:p text:style-name="P32"><text:tab/><text:span text:style-name="T13">L</text:span>a livraison est prévue <text:span text:style-name="T13">mi-avril </text:span>pour la version test.</text:p>
      <text:p text:style-name="P35"/>
      <text:h text:style-name="Heading_20_2" text:outline-level="2"><text:bookmark-start text:name="__RefHeading___Toc431279699"/>Installation et livraison<text:bookmark-end text:name="__RefHeading___Toc431279699"/></text:h>
      <text:p text:style-name="P10"/>
      <text:p text:style-name="P13"><text:tab/><text:span text:style-name="T14">Aucune installation à réaliser.</text:span></text:p>
      <text:p text:style-name="P16"/>
      <text:h text:style-name="Heading_20_2" text:outline-level="2"><text:bookmark-start text:name="__RefHeading___Toc431279700"/>Gains tangibles attendus par la réalisation du projet<text:span text:style-name="T8"><text:tab/></text:span><text:bookmark-end text:name="__RefHeading___Toc431279700"/></text:h>
      <text:p text:style-name="P33"><text:tab/>La réalisation de ce projet a pour but un gain <text:span text:style-name="T14">d’argent et diminution de la pollu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.176cm" loext:contextual-spacing="false"/>
      <style:text-properties fo:font-size="16pt" fo:font-weight="bold" style:font-size-asian="16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itle" style:family="paragraph" style:parent-style-name="Standard" style:next-style-name="Text_20_body" style:class="chapter">
      <style:text-properties fo:font-size="16pt" fo:font-weight="bold" style:font-size-asian="16pt" style:font-weight-asian="bold" style:font-size-complex="12pt"/>
    </style:style>
    <style:style style:name="Titre_20_paragraphe" style:display-name="Titre paragraphe" style:family="paragraph" style:parent-style-name="Paragraphe_20_de_20_liste" style:list-style-name="WW8Num5">
      <style:text-properties fo:font-size="14pt" fo:font-weight="bold" style:font-size-asian="14pt" style:font-weight-asian="bold" style:font-size-complex="12pt"/>
    </style:style>
    <style:style style:name="sous-parties" style:family="paragraph" style:parent-style-name="Titre_20_paragraphe" style:list-style-name="WW8Num1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0.5pt" style:font-name-asian="F" style:font-family-generic-asian="system" style:font-pitch-asian="variable" style:font-size-asian="10.5pt" style:language-asian="fr" style:country-asian="FR" style:font-size-complex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/>
    <style:style style:name="WW8Num7z0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8z0" style:family="text">
      <style:text-properties fo:font-size="12pt" style:font-size-asian="12pt" style:font-size-complex="12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fo:font-size="12pt" style:font-size-asian="12pt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51:58.981288791</meta:creation-date>
    <dc:date>2016-10-18T14:16:04.165463008</dc:date>
    <meta:editing-duration>PT45M58S</meta:editing-duration>
    <meta:editing-cycles>19</meta:editing-cycles>
    <meta:generator>LibreOffice/5.1.4.2$Linux_X86_64 LibreOffice_project/10m0$Build-2</meta:generator>
    <meta:document-statistic meta:table-count="0" meta:image-count="0" meta:object-count="0" meta:page-count="4" meta:paragraph-count="65" meta:word-count="501" meta:character-count="3322" meta:non-whitespace-character-count="2905"/>
  </office:meta>
</office:document-meta>
</file>